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style:font-name="Arial"/>
    </style:style>
    <style:style style:name="P2" style:family="paragraph" style:parent-style-name="Footer">
      <style:text-properties style:font-name="Arial"/>
    </style:style>
    <style:style style:name="P3" style:family="paragraph" style:parent-style-name="Standard">
      <style:paragraph-properties fo:line-height="150%"/>
      <style:text-properties style:font-name="Arial" officeooo:rsid="001c9821" officeooo:paragraph-rsid="001c9821"/>
    </style:style>
    <style:style style:name="T1" style:family="text">
      <style:text-properties officeooo:rsid="001b10d8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0.5pt" style:font-size-asian="10.5pt" style:font-size-complex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iese Lehrveranstaltung, welceh von Meral Karats geleitet wurde, war durchwegs theoretisch aufgebaut aber es entbrannte auch eine ausgedehnte Diskussion, die sehr hitzig wurde was mir persönlich ziemlich zu Herzen ging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/>
    </style:style>
    <style:style style:name="MP2" style:family="paragraph" style:parent-style-name="Footer">
      <style:text-properties style:font-name="Arial"/>
    </style:style>
    <style:style style:name="MT1" style:family="text">
      <style:text-properties fo:font-size="10.5pt" style:font-size-asian="10.5pt" style:font-size-complex="10.5pt"/>
    </style:style>
    <style:style style:name="MT2" style:family="text">
      <style:text-properties officeooo:rsid="001b10d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text:span text:style-name="MT1"><text:user-defined style:data-style-name="N0" text:name="LV_Name">Mehrsprachigkeit und interkulturelle Pädagogik</text:user-defined></text:span><text:tab/><text:user-defined style:data-style-name="N0" text:name="LV_Nummer">273</text:user-defined><text:tab/><text:span text:style-name="MT2">Ref.: </text:span><text:user-defined style:data-style-name="N0" text:name="Referent">Karats</text:user-defined></text:p>
      </style:header>
      <style:footer>
        <text:p text:style-name="MP2"><text:tab/><text:user-defined style:data-style-name="N0" text:name="Author">Matthias Steindl</text:user-defined><text:span text:style-name="MT2"><text:tab/></text:span><text:span text:style-name="MT2"><text:page-number text:select-page="current">1</text:page-number></text:span><text:span text:style-name="MT2">/</text:span><text:span text:style-name="MT2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0T20:27:26.249000000</meta:creation-date>
    <meta:editing-cycles>2</meta:editing-cycles>
    <meta:editing-duration>PT3M45S</meta:editing-duration>
    <dc:title>FZP_Reflexion</dc:title>
    <meta:generator>LibreOffice/4.3.6.2$Windows_x86 LibreOffice_project/d50a87b2e514536ed401c18000dad4660b6a169e</meta:generator>
    <dc:date>2017-01-20T20:31:11.591000000</dc:date>
    <meta:document-statistic meta:table-count="0" meta:image-count="0" meta:object-count="0" meta:page-count="1" meta:paragraph-count="3" meta:word-count="40" meta:character-count="303" meta:non-whitespace-character-count="265"/>
    <meta:user-defined meta:name="Author">Matthias Steindl</meta:user-defined>
    <meta:user-defined meta:name="LV_Name">Mehrsprachigkeit und interkulturelle Pädagogik</meta:user-defined>
    <meta:user-defined meta:name="LV_Nummer">273</meta:user-defined>
    <meta:user-defined meta:name="Referent">Karats</meta:user-defined>
    <meta:template xlink:type="simple" xlink:actuate="onRequest" xlink:title="FZP_Reflexion" xlink:href="file:///C:/Users/LieroLarryfier/AppData/Roaming/LibreOffice/4/user/template/FZP_Reflexion.ott" meta:date="2017-01-20T20:27:26.031000000"/>
  </office:meta>
</office:document-meta>
</file>